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535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8.1807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6862in"/>
    </style:style>
    <style:style style:name="co10" style:family="table-column">
      <style:table-column-properties fo:break-before="auto" style:column-width="4.0898in"/>
    </style:style>
    <style:style style:name="co11" style:family="table-column">
      <style:table-column-properties fo:break-before="auto" style:column-width="0.3374in"/>
    </style:style>
    <style:style style:name="co12" style:family="table-column">
      <style:table-column-properties fo:break-before="auto" style:column-width="9.0362in"/>
    </style:style>
    <style:style style:name="co13" style:family="table-column">
      <style:table-column-properties fo:break-before="auto" style:column-width="0.3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1">
          <table:table-cell office:value-type="string" calcext:value-type="string">
            <text:p>El pastel verde, el brocoli verde y las papas fritas</text:p>
          </table:table-cell>
          <table:table-cell office:value-type="float" office:value="14" calcext:value-type="float">
            <text:p>14</text:p>
          </table:table-cell>
          <table:table-cell table:formula="of:=([Ocurrencias.B2]/SUM(([Ocurrencias.B2:.B14])))*100" office:value-type="float" office:value="77.7777777777778" calcext:value-type="float">
            <text:p>77.7777777778</text:p>
          </table:table-cell>
          <table:table-cell/>
        </table:table-row>
        <table:table-row table:style-name="ro1">
          <table:table-cell office:value-type="string" calcext:value-type="string">
            <text:p>Los objetos amarillos y verdes que no son cubos</text:p>
          </table:table-cell>
          <table:table-cell office:value-type="float" office:value="4" calcext:value-type="float">
            <text:p>4</text:p>
          </table:table-cell>
          <table:table-cell table:formula="of:=([Ocurrencias.B3]/SUM(([Ocurrencias.B2:.B14]))*100)" office:value-type="float" office:value="22.2222222222222" calcext:value-type="float">
            <text:p>22.22222222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([Ocurrencias.B4]/SUM(([Ocurrencias.B2:.B14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Ocurrencias.B2:.B14])" office:value-type="float" office:value="18" calcext:value-type="float">
            <text:p>18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green.(T) &amp; Ex-brocoli.(T) &amp;&amp; Ex-fries.(T) &amp; Ex-yellow.(T) &amp; Ex-fries.(T) &amp; Ex-yellow.(T) </text:p>
          </table:table-cell>
          <table:table-cell office:value-type="float" office:value="207" calcext:value-type="float">
            <text:p>207</text:p>
          </table:table-cell>
          <table:table-cell table:formula="of:=([Ocurrencias.B18]/SUM([Ocurrencias.B18:.B57]))*100" office:value-type="float" office:value="20.7" calcext:value-type="float">
            <text:p>2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green.(T) &amp; Ex-brocoli.(T) &amp;&amp; Ex-fries.(T) </text:p>
          </table:table-cell>
          <table:table-cell office:value-type="float" office:value="121" calcext:value-type="float">
            <text:p>121</text:p>
          </table:table-cell>
          <table:table-cell table:formula="of:=([Ocurrencias.B19]/SUM([Ocurrencias.B18:.B57]))*100" office:value-type="float" office:value="12.1" calcext:value-type="float">
            <text:p>12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green.(T) &amp; Ex-brocoli.(T) &amp;&amp; Ex-fries.(T) &amp; Ex-fries.(T) </text:p>
          </table:table-cell>
          <table:table-cell office:value-type="float" office:value="118" calcext:value-type="float">
            <text:p>118</text:p>
          </table:table-cell>
          <table:table-cell table:formula="of:=([Ocurrencias.B20]/SUM([Ocurrencias.B18:.B57]))*100" office:value-type="float" office:value="11.8" calcext:value-type="float">
            <text:p>1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brocoli.(T) &amp;&amp; Ex-fries.(T) &amp; Ex-yellow.(T) &amp; Ex-fries.(T) &amp; Ex-yellow.(T) </text:p>
          </table:table-cell>
          <table:table-cell office:value-type="float" office:value="104" calcext:value-type="float">
            <text:p>104</text:p>
          </table:table-cell>
          <table:table-cell table:formula="of:=([Ocurrencias.B21]/SUM(([Ocurrencias.B18:.B57])))*100" office:value-type="float" office:value="10.4" calcext:value-type="float">
            <text:p>10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green.(T) &amp; Ex-brocoli.(T) &amp;&amp; Ex-yellow.(T) &amp; Ex-notcube.(T) </text:p>
          </table:table-cell>
          <table:table-cell office:value-type="float" office:value="89" calcext:value-type="float">
            <text:p>89</text:p>
          </table:table-cell>
          <table:table-cell table:formula="of:=([Ocurrencias.B22]/SUM(([Ocurrencias.B18:.B57])))*100" office:value-type="float" office:value="8.9" calcext:value-type="float">
            <text:p>8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brocoli.(T) &amp;&amp; Ex-fries.(T) </text:p>
          </table:table-cell>
          <table:table-cell office:value-type="float" office:value="62" calcext:value-type="float">
            <text:p>62</text:p>
          </table:table-cell>
          <table:table-cell table:formula="of:=([Ocurrencias.B23]/SUM(([Ocurrencias.B18:.B57])))*100" office:value-type="float" office:value="6.2" calcext:value-type="float">
            <text:p>6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brocoli.(T) &amp;&amp; Ex-fries.(T) &amp; Ex-fries.(T) </text:p>
          </table:table-cell>
          <table:table-cell office:value-type="float" office:value="48" calcext:value-type="float">
            <text:p>48</text:p>
          </table:table-cell>
          <table:table-cell table:formula="of:=([Ocurrencias.B24]/SUM(([Ocurrencias.B18:.B57])))*100" office:value-type="float" office:value="4.8" calcext:value-type="float">
            <text:p>4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brocoli.(T) &amp;&amp; Ex-yellow.(T) &amp; Ex-notcube.(T) </text:p>
          </table:table-cell>
          <table:table-cell office:value-type="float" office:value="39" calcext:value-type="float">
            <text:p>39</text:p>
          </table:table-cell>
          <table:table-cell table:formula="of:=([Ocurrencias.B25]/SUM(([Ocurrencias.B18:.B57])))*100" office:value-type="float" office:value="3.9" calcext:value-type="float">
            <text:p>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&amp; Ex-green.(T) &amp; Ex-brocoli.(T) &amp;&amp; Ex-fries.(T) &amp; Ex-yellow.(T) &amp; Ex-fries.(T) &amp; Ex-yellow.(T) </text:p>
          </table:table-cell>
          <table:table-cell office:value-type="float" office:value="27" calcext:value-type="float">
            <text:p>27</text:p>
          </table:table-cell>
          <table:table-cell table:formula="of:=([Ocurrencias.B26]/SUM(([Ocurrencias.B18:.B57])))*100" office:value-type="float" office:value="2.7" calcext:value-type="float">
            <text:p>2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pie.(T) &amp;&amp; Ex-brocoli.(T) &amp;&amp; Ex-fries.(T) &amp; Ex-yellow.(T) &amp; Ex-fries.(T) &amp; Ex-yellow.(T) </text:p>
          </table:table-cell>
          <table:table-cell office:value-type="float" office:value="20" calcext:value-type="float">
            <text:p>20</text:p>
          </table:table-cell>
          <table:table-cell table:formula="of:=([Ocurrencias.B27]/SUM(([Ocurrencias.B18:.B57])))*100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 Ex-green.(T) &amp; Ex-pie.(T) &amp; Ex-green.(T) &amp;&amp; Ex-green.(T) &amp; Ex-brocoli.(T) &amp;&amp; Ex-notcube.(T) &amp; Ex-yellow.(T) </text:p>
          </table:table-cell>
          <table:table-cell office:value-type="float" office:value="18" calcext:value-type="float">
            <text:p>18</text:p>
          </table:table-cell>
          <table:table-cell table:formula="of:=([Ocurrencias.B28]/SUM(([Ocurrencias.B18:.B57])))*100" office:value-type="float" office:value="1.8" calcext:value-type="float">
            <text:p>1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-pie.(T) &amp;&amp; Ex-green.(T) &amp; Ex-brocoli.(T) &amp;&amp; Ex-fries.(T) </text:p>
          </table:table-cell>
          <table:table-cell office:value-type="float" office:value="14" calcext:value-type="float">
            <text:p>14</text:p>
          </table:table-cell>
          <table:table-cell table:formula="of:=([Ocurrencias.B29]/SUM(([Ocurrencias.B18:.B57])))*100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Ex-pie.(T) &amp;&amp; Ex-green.(T) &amp; Ex-brocoli.(T) &amp;&amp; Ex-fries.(T) &amp; Ex-fries.(T) </text:p>
          </table:table-cell>
          <table:table-cell office:value-type="float" office:value="14" calcext:value-type="float">
            <text:p>14</text:p>
          </table:table-cell>
          <table:table-cell table:formula="of:=([Ocurrencias.B30]/SUM(([Ocurrencias.B18:.B57])))*100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Ex-pie.(T) &amp; Ex-pie.(T) &amp;&amp; Ex-brocoli.(T) &amp;&amp; Ex-fries.(T) </text:p>
          </table:table-cell>
          <table:table-cell office:value-type="float" office:value="12" calcext:value-type="float">
            <text:p>12</text:p>
          </table:table-cell>
          <table:table-cell table:formula="of:=([Ocurrencias.B31]/SUM(([Ocurrencias.B18:.B57])))*100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Ex-pie.(T) &amp;&amp; Ex-brocoli.(T) &amp;&amp; Ex-fries.(T) </text:p>
          </table:table-cell>
          <table:table-cell office:value-type="float" office:value="11" calcext:value-type="float">
            <text:p>11</text:p>
          </table:table-cell>
          <table:table-cell table:formula="of:=([Ocurrencias.B32]/SUM(([Ocurrencias.B18:.B57])))*100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Ex-pie.(T) &amp;&amp; Ex-brocoli.(T) &amp;&amp; Ex-fries.(T) &amp; Ex-yellow.(T) &amp; Ex-fries.(T) &amp; Ex-yellow.(T) </text:p>
          </table:table-cell>
          <table:table-cell office:value-type="float" office:value="11" calcext:value-type="float">
            <text:p>11</text:p>
          </table:table-cell>
          <table:table-cell table:formula="of:=([Ocurrencias.B33]/SUM(([Ocurrencias.B18:.B57])))*100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Ex-pie.(T) &amp;&amp; Ex-green.(T) &amp; Ex-brocoli.(T) &amp;&amp; Ex-yellow.(T) &amp; Ex-notcube.(T) </text:p>
          </table:table-cell>
          <table:table-cell office:value-type="float" office:value="10" calcext:value-type="float">
            <text:p>10</text:p>
          </table:table-cell>
          <table:table-cell table:formula="of:=([Ocurrencias.B34]/SUM(([Ocurrencias.B18:.B57])))*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-pie.(T) &amp;&amp; Ex-brocoli.(T) &amp;&amp; Ex-fries.(T) &amp; Ex-fries.(T) </text:p>
          </table:table-cell>
          <table:table-cell office:value-type="float" office:value="9" calcext:value-type="float">
            <text:p>9</text:p>
          </table:table-cell>
          <table:table-cell table:formula="of:=([Ocurrencias.B35]/SUM(([Ocurrencias.B18:.B57])))*10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 Ex-notcube.(T) &amp; Ex-pie.(T) &amp; Ex-green.(T) &amp;&amp; Ex-notcube.(T) &amp; Ex-green.(T) &amp; Ex-notcube.(T) &amp; Ex-green.(T) &amp; Ex-notcube.(T) &amp; Ex-brocoli.(T) &amp;&amp; Ex-notcube.(T) &amp; Ex-yellow.(T) &amp; Ex-notcube.(T) &amp; Ex-yellow.(T) &amp; Ex-yellow.(T) </text:p>
          </table:table-cell>
          <table:table-cell office:value-type="float" office:value="8" calcext:value-type="float">
            <text:p>8</text:p>
          </table:table-cell>
          <table:table-cell table:formula="of:=([Ocurrencias.B36]/SUM(([Ocurrencias.B18:.B57])))*10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&amp; Ex-notcube.(T) &amp; Ex-green.(T) &amp; Ex-notcube.(T) &amp; Ex-brocoli.(T) &amp;&amp; Ex-notcube.(T) &amp; Ex-fries.(T) &amp; Ex-notcube.(T) &amp; Ex-fries.(T) </text:p>
          </table:table-cell>
          <table:table-cell office:value-type="float" office:value="6" calcext:value-type="float">
            <text:p>6</text:p>
          </table:table-cell>
          <table:table-cell table:formula="of:=([Ocurrencias.B37]/SUM(([Ocurrencias.B18:.B57])))*10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Ex-pie.(T) &amp; Ex-pie.(T) &amp;&amp; Ex-brocoli.(T) &amp;&amp; Ex-fries.(T) &amp; Ex-fries.(T) </text:p>
          </table:table-cell>
          <table:table-cell office:value-type="float" office:value="6" calcext:value-type="float">
            <text:p>6</text:p>
          </table:table-cell>
          <table:table-cell table:formula="of:=([Ocurrencias.B38]/SUM(([Ocurrencias.B18:.B57])))*10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Ex-pie.(T) &amp; Ex-pie.(T) &amp;&amp; Ex-brocoli.(T) &amp;&amp; Ex-yellow.(T) &amp; Ex-notcube.(T) </text:p>
          </table:table-cell>
          <table:table-cell office:value-type="float" office:value="6" calcext:value-type="float">
            <text:p>6</text:p>
          </table:table-cell>
          <table:table-cell table:formula="of:=([Ocurrencias.B39]/SUM(([Ocurrencias.B18:.B57])))*10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&amp; Ex-notcube.(T) &amp; Ex-green.(T) &amp; Ex-notcube.(T) &amp; Ex-brocoli.(T) &amp;&amp; Ex-notcube.(T) &amp; Ex-fries.(T) &amp; Ex-yellow.(T) &amp; Ex-notcube.(T) &amp; Ex-fries.(T) &amp; Ex-yellow.(T) </text:p>
          </table:table-cell>
          <table:table-cell office:value-type="float" office:value="5" calcext:value-type="float">
            <text:p>5</text:p>
          </table:table-cell>
          <table:table-cell table:formula="of:=([Ocurrencias.B40]/SUM(([Ocurrencias.B18:.B57])))*100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Ex-pie.(T) &amp; Ex-green.(T) &amp; Ex-pie.(T) &amp; Ex-green.(T) &amp;&amp; Ex-brocoli.(T) &amp;&amp; Ex-notcube.(T) &amp; Ex-yellow.(T) </text:p>
          </table:table-cell>
          <table:table-cell office:value-type="float" office:value="5" calcext:value-type="float">
            <text:p>5</text:p>
          </table:table-cell>
          <table:table-cell table:formula="of:=([Ocurrencias.B41]/SUM(([Ocurrencias.B18:.B57])))*100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 Ex-notcube.(T) &amp; Ex-pie.(T) &amp; Ex-green.(T) &amp;&amp; Ex-brocoli.(T) &amp;&amp; Ex-notcube.(T) &amp; Ex-fries.(T) &amp; Ex-yellow.(T) &amp; Ex-notcube.(T) &amp; Ex-fries.(T) &amp; Ex-yellow.(T) &amp; Ex-notcube.(T) &amp; Ex-fries.(T) &amp; Ex-yellow.(T) </text:p>
          </table:table-cell>
          <table:table-cell office:value-type="float" office:value="4" calcext:value-type="float">
            <text:p>4</text:p>
          </table:table-cell>
          <table:table-cell table:formula="of:=([Ocurrencias.B42]/SUM(([Ocurrencias.B18:.B57])))*10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&amp; Ex-notcube.(T) &amp; Ex-green.(T) &amp; Ex-notcube.(T) &amp; Ex-brocoli.(T) &amp;&amp; Ex-notcube.(T) &amp; Ex-yellow.(T) </text:p>
          </table:table-cell>
          <table:table-cell office:value-type="float" office:value="4" calcext:value-type="float">
            <text:p>4</text:p>
          </table:table-cell>
          <table:table-cell table:style-name="ce5" table:formula="of:=([Ocurrencias.B43]/SUM(([Ocurrencias.B18:.B57])))*10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Ex-pie.(T) &amp;&amp; Ex-green.(T) &amp; Ex-brocoli.(T) &amp;&amp; Ex-notcube.(T) &amp; Ex-yellow.(T) </text:p>
          </table:table-cell>
          <table:table-cell office:value-type="float" office:value="4" calcext:value-type="float">
            <text:p>4</text:p>
          </table:table-cell>
          <table:table-cell table:formula="of:=([Ocurrencias.B44]/SUM(([Ocurrencias.B18:.B57])))*10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green.(T) &amp; Ex-notcube.(T) &amp; Ex-pie.(T) &amp; Ex-green.(T) &amp; Ex-notcube.(T) &amp; Ex-pie.(T) &amp; Ex-green.(T) &amp;&amp; Ex-brocoli.(T) &amp;&amp; Ex-notcube.(T) &amp; Ex-yellow.(T) &amp; Ex-notcube.(T) &amp; Ex-yellow.(T) &amp; Ex-yellow.(T) </text:p>
          </table:table-cell>
          <table:table-cell office:value-type="float" office:value="3" calcext:value-type="float">
            <text:p>3</text:p>
          </table:table-cell>
          <table:table-cell table:formula="of:=([Ocurrencias.B45]/SUM(([Ocurrencias.B18:.B57])))*10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Ex-pie.(T) &amp;&amp; Ex-brocoli.(T) &amp;&amp; Ex-yellow.(T) &amp; Ex-notcube.(T) </text:p>
          </table:table-cell>
          <table:table-cell office:value-type="float" office:value="3" calcext:value-type="float">
            <text:p>3</text:p>
          </table:table-cell>
          <table:table-cell table:formula="of:=([Ocurrencias.B46]/SUM(([Ocurrencias.B18:.B57])))*10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Ex-pie.(T) &amp;&amp; Ex-notcube.(T) &amp; Ex-green.(T) &amp; Ex-notcube.(T) &amp; Ex-green.(T) &amp; Ex-notcube.(T) &amp; Ex-brocoli.(T) &amp;&amp; Ex-notcube.(T) &amp; Ex-fries.(T) &amp; Ex-yellow.(T) &amp; Ex-notcube.(T) &amp; Ex-fries.(T) &amp; Ex-yellow.(T) &amp; Ex-notcube.(T) &amp; Ex-fries.(T) &amp; Ex-yellow.(T) </text:p>
          </table:table-cell>
          <table:table-cell office:value-type="float" office:value="3" calcext:value-type="float">
            <text:p>3</text:p>
          </table:table-cell>
          <table:table-cell table:formula="of:=([Ocurrencias.B47]/SUM(([Ocurrencias.B18:.B57])))*10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notcube.(T) &amp; Ex-pie.(T) &amp;&amp; Ex-notcube.(T) &amp; Ex-notcube.(T) &amp; Ex-brocoli.(T) &amp;&amp; Ex-fries.(T) </text:p>
          </table:table-cell>
          <table:table-cell office:value-type="float" office:value="2" calcext:value-type="float">
            <text:p>2</text:p>
          </table:table-cell>
          <table:table-cell table:formula="of:=([Ocurrencias.B48]/SUM(([Ocurrencias.B18:.B57])))*10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Ex-pie.(T) &amp;&amp; Ex-brocoli.(T) &amp;&amp; Ex-notcube.(T) &amp; Ex-yellow.(T) </text:p>
          </table:table-cell>
          <table:table-cell office:value-type="float" office:value="2" calcext:value-type="float">
            <text:p>2</text:p>
          </table:table-cell>
          <table:table-cell table:formula="of:=([Ocurrencias.B49]/SUM(([Ocurrencias.B18:.B57])))*10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notcube.(T) &amp; Ex-pie.(T) &amp;&amp; Ex-notcube.(T) &amp; Ex-notcube.(T) &amp; Ex-brocoli.(T) &amp;&amp; Ex-notcube.(T) &amp; Ex-fries.(T) &amp; Ex-notcube.(T) &amp; Ex-fries.(T) </text:p>
          </table:table-cell>
          <table:table-cell office:value-type="float" office:value="1" calcext:value-type="float">
            <text:p>1</text:p>
          </table:table-cell>
          <table:table-cell table:formula="of:=([Ocurrencias.B50]/SUM(([Ocurrencias.B18:.B57]))*100)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Ex-notcube.(T) &amp; Ex-pie.(T) &amp; Ex-notcube.(T) &amp; Ex-pie.(T) &amp;&amp; Ex-notcube.(T) &amp; Ex-notcube.(T) &amp; Ex-brocoli.(T) &amp;&amp; Ex-notcube.(T) &amp; Ex-fries.(T) &amp; Ex-yellow.(T) &amp; Ex-notcube.(T) &amp; Ex-fries.(T) &amp; Ex-yellow.(T) </text:p>
          </table:table-cell>
          <table:table-cell office:value-type="float" office:value="1" calcext:value-type="float">
            <text:p>1</text:p>
          </table:table-cell>
          <table:table-cell table:formula="of:=([Ocurrencias.B51]/SUM(([Ocurrencias.B18:.B57])))*100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Ex-pie.(T) &amp;&amp; Ex-notcube.(T) &amp; Ex-green.(T) &amp; Ex-notcube.(T) &amp; Ex-green.(T) &amp; Ex-notcube.(T) &amp; Ex-brocoli.(T) &amp;&amp; Ex-fries.(T) </text:p>
          </table:table-cell>
          <table:table-cell office:value-type="float" office:value="1" calcext:value-type="float">
            <text:p>1</text:p>
          </table:table-cell>
          <table:table-cell table:formula="of:=([Ocurrencias.B52]/SUM(([Ocurrencias.B18:.B57])))*100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Ex-pie.(T) &amp;&amp; Ex-notcube.(T) &amp; Ex-green.(T) &amp; Ex-notcube.(T) &amp; Ex-green.(T) &amp; Ex-notcube.(T) &amp; Ex-brocoli.(T) &amp;&amp; Ex-notcube.(T) &amp; Ex-yellow.(T) &amp; Ex-notcube.(T) &amp; Ex-yellow.(T) &amp; Ex-yellow.(T) </text:p>
          </table:table-cell>
          <table:table-cell office:value-type="float" office:value="1" calcext:value-type="float">
            <text:p>1</text:p>
          </table:table-cell>
          <table:table-cell table:formula="of:=([Ocurrencias.B53]/SUM(([Ocurrencias.B18:.B57])))*100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Ex-pie.(T) &amp;&amp; Ex-notcube.(T) &amp; Ex-notcube.(T) &amp; Ex-brocoli.(T) &amp;&amp; Ex-notcube.(T) &amp; Ex-fries.(T) &amp; Ex-yellow.(T) &amp; Ex-notcube.(T) &amp; Ex-fries.(T) &amp; Ex-yellow.(T) </text:p>
          </table:table-cell>
          <table:table-cell office:value-type="float" office:value="1" calcext:value-type="float">
            <text:p>1</text:p>
          </table:table-cell>
          <table:table-cell table:formula="of:=([Ocurrencias.B54]/SUM(([Ocurrencias.B18:.B57])))*100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2"/>
          <table:table-cell table:formula="of:=([Ocurrencias.B55]/SUM(([Ocurrencias.B18:.B57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56]/SUM(([Ocurrencias.B18:.B57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Ocurrencias.B57]/SUM(([Ocurrencias.B18:.B57]))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SUM([Ocurrencias.C18:.C57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1">
          <table:table-cell office:value-type="string" calcext:value-type="string">
            <text:p>Ex-pie.(T) &amp;&amp; Ex-brocoli.(T) &amp;&amp; Ex-fries.(T) 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green.(T) &amp; Ex-notcube.(T) &amp;&amp; Ex-fries.(T) 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pie.(T) &amp;&amp; Ex-brocoli.(T) &amp;&amp; Ex-yellow.(T) &amp; Ex-notcube.(T) 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green.(T) &amp; Ex-notcube.(T) &amp;&amp; Ex-yellow.(T) &amp; Ex-notcube.(T) 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pie.(T) &amp;&amp; Ex-brocoli.(T) &amp;&amp; Ex-notcube.(T) &amp; Ex-yellow.(T)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green.(T) &amp; Ex-notcube.(T) &amp;&amp; Ex-notcube.(T) &amp; Ex-yellow.(T)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notcube.(T) &amp; Ex-green.(T) &amp;&amp; Ex-fries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notcube.(T) &amp; Ex-green.(T) &amp;&amp; Ex-yellow.(T) &amp; Ex-notcub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Comparacion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2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2">
          <table:table-cell office:value-type="string" calcext:value-type="string">
            <text:p>El pastel verde, el brocoli verde y las papas fritas</text:p>
          </table:table-cell>
          <table:table-cell office:value-type="float" office:value="77.77" calcext:value-type="float">
            <text:p>77.77</text:p>
          </table:table-cell>
          <table:table-cell office:value-type="float" office:value="44.6" calcext:value-type="float">
            <text:p>44.6</text:p>
          </table:table-cell>
          <table:table-cell table:formula="of:=MIN([.B2:.C2])" office:value-type="float" office:value="44.6" calcext:value-type="float">
            <text:p>44.6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</table:table-row>
        <table:table-row table:style-name="ro2">
          <table:table-cell office:value-type="string" calcext:value-type="string">
            <text:p>Los objetos amarillos y verdes que no son cubos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table:formula="of:=MIN([.B3:.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table:formula="of:=SUM([.F2:.F4])" office:value-type="float" office:value="74.4" calcext:value-type="float">
            <text:p>74.4</text:p>
          </table:table-cell>
        </table:table-row>
        <table:table-row table:style-name="ro2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 pastel verde, el brocoli verde y las papas frita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3">
          <table:table-cell table:style-name="ce2"/>
          <table:table-cell table:number-columns-repeated="5"/>
        </table:table-row>
        <table:table-row table:style-name="ro2">
          <table:table-cell table:style-name="ce2"/>
          <table:table-cell table:number-columns-repeated="5"/>
        </table:table-row>
      </table:table>
      <table:table table:name="Sheet1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table table:name="excel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.A1:Sheet1.B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31:12.578695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52:25.527469576</dc:date>
    <meta:editing-duration>PT4H9M31S</meta:editing-duration>
    <meta:editing-cycles>26</meta:editing-cycles>
    <meta:generator>LibreOffice/4.2.8.2$Linux_X86_64 LibreOffice_project/420m0$Build-2</meta:generator>
    <meta:document-statistic meta:table-count="4" meta:cell-count="212" meta:object-count="0"/>
  </office:meta>
</office:document-meta>
</file>